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ato2" svg:font-family="Lato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Carlito" fo:font-weight="bold" style:font-weight-asian="bold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Carlito"/>
    </style:style>
    <style:style style:name="P3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Carlito" officeooo:rsid="00216d0e" officeooo:paragraph-rsid="00216d0e"/>
    </style:style>
    <style:style style:name="P4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Carlito" officeooo:rsid="001e63b7" officeooo:paragraph-rsid="001e63b7"/>
    </style:style>
    <style:style style:name="P5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Carlito" officeooo:rsid="00235123" officeooo:paragraph-rsid="002593eb"/>
    </style:style>
    <style:style style:name="P6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Carlito" officeooo:rsid="00272609" officeooo:paragraph-rsid="00272609"/>
    </style:style>
    <style:style style:name="P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Carlito" officeooo:rsid="004f90ea" officeooo:paragraph-rsid="00272609"/>
    </style:style>
    <style:style style:name="P8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  <style:text-properties style:font-name="Carlito" officeooo:paragraph-rsid="00272609"/>
    </style:style>
    <style:style style:name="P9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  <style:text-properties style:font-name="Carlito" officeooo:rsid="00235123" officeooo:paragraph-rsid="00235123"/>
    </style:style>
    <style:style style:name="P10" style:family="paragraph" style:parent-style-name="Text_20_body" style:list-style-name="L1">
      <style:paragraph-properties fo:margin-top="0.0791in" fo:margin-bottom="0.0791in" style:contextual-spacing="false" fo:line-height="100%" fo:text-align="center" style:justify-single-word="false"/>
      <style:text-properties style:font-name="Carlito" officeooo:rsid="00235123" officeooo:paragraph-rsid="00235123"/>
    </style:style>
    <style:style style:name="P11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  <style:text-properties style:font-name="Carlito" officeooo:rsid="002445fc" officeooo:paragraph-rsid="002445fc"/>
    </style:style>
    <style:style style:name="P12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  <style:text-properties style:font-name="Carlito" officeooo:rsid="005416a2" officeooo:paragraph-rsid="005416a2"/>
    </style:style>
    <style:style style:name="P13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Carlito" fo:font-weight="bold" style:font-weight-asian="bold" style:font-weight-complex="bold"/>
    </style:style>
    <style:style style:name="P14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Carlito" officeooo:rsid="0058db2d" officeooo:paragraph-rsid="0058db2d"/>
    </style:style>
    <style:style style:name="T1" style:family="text">
      <style:text-properties officeooo:rsid="001e63b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565e9f"/>
    </style:style>
    <style:style style:name="T4" style:family="text">
      <style:text-properties officeooo:rsid="0052f84d"/>
    </style:style>
    <style:style style:name="T5" style:family="text">
      <style:text-properties officeooo:rsid="003a145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63b7" style:font-weight-asian="bold" style:font-weight-complex="bold"/>
    </style:style>
    <style:style style:name="T8" style:family="text">
      <style:text-properties fo:font-weight="bold" officeooo:rsid="002445fc" style:font-weight-asian="bold" style:font-weight-complex="bold"/>
    </style:style>
    <style:style style:name="T9" style:family="text">
      <style:text-properties fo:font-weight="bold" officeooo:rsid="003fb83b" style:font-weight-asian="bold" style:font-weight-complex="bold"/>
    </style:style>
    <style:style style:name="T10" style:family="text">
      <style:text-properties fo:font-weight="bold" officeooo:rsid="002d6cfb" style:font-weight-asian="bold" style:font-weight-complex="bold"/>
    </style:style>
    <style:style style:name="T11" style:family="text">
      <style:text-properties fo:font-weight="bold" officeooo:rsid="005643cb" style:font-weight-asian="bold" style:font-weight-complex="bold"/>
    </style:style>
    <style:style style:name="T12" style:family="text">
      <style:text-properties officeooo:rsid="0042ae08"/>
    </style:style>
    <style:style style:name="T13" style:family="text">
      <style:text-properties fo:font-weight="normal" officeooo:rsid="001e63b7" style:font-weight-asian="normal" style:font-weight-complex="normal"/>
    </style:style>
    <style:style style:name="T14" style:family="text">
      <style:text-properties officeooo:rsid="003e5b26"/>
    </style:style>
    <style:style style:name="T15" style:family="text">
      <style:text-properties officeooo:rsid="00560ee9"/>
    </style:style>
    <style:style style:name="T16" style:family="text">
      <style:text-properties officeooo:rsid="0038d220"/>
    </style:style>
    <style:style style:name="T17" style:family="text">
      <style:text-properties officeooo:rsid="002ff4e5"/>
    </style:style>
    <style:style style:name="T18" style:family="text">
      <style:text-properties officeooo:rsid="0043e09c"/>
    </style:style>
    <style:style style:name="T19" style:family="text">
      <style:text-properties officeooo:rsid="002445fc"/>
    </style:style>
    <style:style style:name="T20" style:family="text">
      <style:text-properties officeooo:rsid="00284f4a"/>
    </style:style>
    <style:style style:name="T21" style:family="text">
      <style:text-properties officeooo:rsid="0048f0da"/>
    </style:style>
    <style:style style:name="T22" style:family="text">
      <style:text-properties officeooo:rsid="00401699"/>
    </style:style>
    <style:style style:name="T23" style:family="text">
      <style:text-properties officeooo:rsid="00355fad"/>
    </style:style>
    <style:style style:name="T24" style:family="text">
      <style:text-properties officeooo:rsid="0050e407"/>
    </style:style>
    <style:style style:name="T25" style:family="text">
      <style:text-properties officeooo:rsid="00216d0e"/>
    </style:style>
    <style:style style:name="T26" style:family="text">
      <style:text-properties officeooo:rsid="0051eb92"/>
    </style:style>
    <style:style style:name="T27" style:family="text">
      <style:text-properties officeooo:rsid="00272609"/>
    </style:style>
    <style:style style:name="T28" style:family="text">
      <style:text-properties officeooo:rsid="004be9c3"/>
    </style:style>
    <style:style style:name="T29" style:family="text">
      <style:text-properties officeooo:rsid="00235123"/>
    </style:style>
    <style:style style:name="T30" style:family="text">
      <style:text-properties officeooo:rsid="00440d52"/>
    </style:style>
    <style:style style:name="T31" style:family="text">
      <style:text-properties officeooo:rsid="004c99e1"/>
    </style:style>
    <style:style style:name="T32" style:family="text">
      <style:text-properties officeooo:rsid="0029232d"/>
    </style:style>
    <style:style style:name="T33" style:family="text">
      <style:text-properties officeooo:rsid="00337e60"/>
    </style:style>
    <style:style style:name="T34" style:family="text">
      <style:text-properties officeooo:rsid="004cf076"/>
    </style:style>
    <style:style style:name="T35" style:family="text">
      <style:text-properties officeooo:rsid="004eb632"/>
    </style:style>
    <style:style style:name="T36" style:family="text">
      <style:text-properties officeooo:rsid="003bbf74"/>
    </style:style>
    <style:style style:name="T37" style:family="text">
      <style:text-properties officeooo:rsid="002b9f8f"/>
    </style:style>
    <style:style style:name="T38" style:family="text">
      <style:text-properties officeooo:rsid="0040b3ca"/>
    </style:style>
    <style:style style:name="T39" style:family="text">
      <style:text-properties officeooo:rsid="0029d396"/>
    </style:style>
    <style:style style:name="T40" style:family="text">
      <style:text-properties officeooo:rsid="0058db2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:<text:tab/><text:tab/><text:span text:style-name="T1">Olympiads School</text:span></text:p>
      <text:p text:style-name="P1">To:<text:tab/><text:tab/><text:span text:style-name="T40">AP Physics C students</text:span></text:p>
      <text:p text:style-name="P1">Subject:<text:tab/><text:span text:style-name="T40">No assigned homework for Class 19</text:span></text:p>
      <text:p text:style-name="P2"/>
      <text:p text:style-name="P3">Dear students,</text:p>
      <text:p text:style-name="P4"/>
      <text:p text:style-name="P14">There is no assigned homework for Class 19, as this week’s topic is a continuation of previous week’s discussion on Faraday’s law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ato2" svg:font-family="Lato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ato2" fo:font-family="Lato" style:font-style-name="Regular" style:font-pitch="variable" style:font-size-asian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6T13:33:04.130618321</meta:creation-date>
    <dc:date>2022-02-18T08:10:42.024850447</dc:date>
    <meta:editing-duration>PT5H15M</meta:editing-duration>
    <meta:editing-cycles>67</meta:editing-cycles>
    <meta:generator>LibreOffice/7.3.0.3$Linux_X86_64 LibreOffice_project/30$Build-3</meta:generator>
    <meta:document-statistic meta:table-count="0" meta:image-count="0" meta:object-count="0" meta:page-count="1" meta:paragraph-count="5" meta:word-count="39" meta:character-count="235" meta:non-whitespace-character-count="199"/>
  </office:meta>
</office:document-meta>
</file>